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language="ru" fo:country="RU" officeooo:rsid="0012eb8e" officeooo:paragraph-rsid="0012eb8e"/>
    </style:style>
    <style:style style:name="P2" style:family="paragraph" style:parent-style-name="Preformatted_20_Text">
      <style:paragraph-properties fo:text-align="justify" style:justify-single-word="false"/>
      <style:text-properties fo:language="ru" fo:country="RU" officeooo:rsid="0012eb8e" officeooo:paragraph-rsid="0014050a"/>
    </style:style>
    <style:style style:name="P3" style:family="paragraph" style:parent-style-name="Preformatted_20_Text">
      <style:paragraph-properties fo:text-align="justify" style:justify-single-word="false"/>
      <style:text-properties fo:language="ru" fo:country="RU" officeooo:rsid="0016c044" officeooo:paragraph-rsid="0016c044"/>
    </style:style>
    <style:style style:name="P4" style:family="paragraph" style:parent-style-name="Preformatted_20_Text">
      <style:paragraph-properties fo:text-align="justify" style:justify-single-word="false"/>
      <style:text-properties fo:language="ru" fo:country="RU" officeooo:rsid="0018149c" officeooo:paragraph-rsid="0018149c"/>
    </style:style>
    <style:style style:name="P5" style:family="paragraph" style:parent-style-name="Preformatted_20_Text">
      <style:paragraph-properties fo:text-align="justify" style:justify-single-word="false"/>
      <style:text-properties fo:language="ru" fo:country="RU" officeooo:rsid="001c0720" officeooo:paragraph-rsid="001c0720"/>
    </style:style>
    <style:style style:name="P6" style:family="paragraph" style:parent-style-name="Preformatted_20_Text">
      <style:paragraph-properties fo:text-align="justify" style:justify-single-word="false"/>
      <style:text-properties fo:language="ru" fo:country="RU" officeooo:rsid="001c0720" officeooo:paragraph-rsid="0011a731"/>
    </style:style>
    <style:style style:name="P7" style:family="paragraph" style:parent-style-name="Preformatted_20_Text">
      <style:paragraph-properties fo:text-align="justify" style:justify-single-word="false"/>
      <style:text-properties fo:language="ru" fo:country="RU" officeooo:rsid="001c0720" officeooo:paragraph-rsid="001c6ba0"/>
    </style:style>
    <style:style style:name="P8" style:family="paragraph" style:parent-style-name="Preformatted_20_Text">
      <style:paragraph-properties fo:text-align="justify" style:justify-single-word="false"/>
      <style:text-properties fo:language="ru" fo:country="RU" officeooo:rsid="001c6ba0" officeooo:paragraph-rsid="001c6ba0"/>
    </style:style>
    <style:style style:name="P9" style:family="paragraph" style:parent-style-name="Preformatted_20_Text">
      <style:paragraph-properties fo:text-align="justify" style:justify-single-word="false"/>
      <style:text-properties fo:language="ru" fo:country="RU" officeooo:rsid="001dca67" officeooo:paragraph-rsid="001dca67"/>
    </style:style>
    <style:style style:name="P10" style:family="paragraph" style:parent-style-name="Preformatted_20_Text">
      <style:paragraph-properties fo:text-align="center" style:justify-single-word="false"/>
      <style:text-properties fo:language="ru" fo:country="RU" fo:font-weight="bold" officeooo:rsid="001de33b" officeooo:paragraph-rsid="001de33b" style:font-weight-asian="bold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language="ru" fo:country="RU" fo:font-weight="bold" officeooo:rsid="001c6ba0" officeooo:paragraph-rsid="001dca67" style:font-weight-asian="bold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fo:language="ru" fo:country="RU" fo:font-weight="bold" officeooo:rsid="0016c044" officeooo:paragraph-rsid="0016c044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language="ru" fo:country="RU" fo:font-weight="bold" officeooo:rsid="0016c044" officeooo:paragraph-rsid="001c0720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language="ru" fo:country="RU" fo:font-weight="bold" officeooo:rsid="0016c044" officeooo:paragraph-rsid="001c16fd" style:font-weight-asian="bold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language="ru" fo:country="RU" officeooo:paragraph-rsid="0011a731"/>
    </style:style>
    <style:style style:name="P16" style:family="paragraph" style:parent-style-name="Preformatted_20_Text">
      <style:paragraph-properties fo:text-align="justify" style:justify-single-word="false"/>
      <style:text-properties fo:language="ru" fo:country="RU" officeooo:paragraph-rsid="0014050a"/>
    </style:style>
    <style:style style:name="P17" style:family="paragraph" style:parent-style-name="Preformatted_20_Text">
      <style:paragraph-properties fo:text-align="justify" style:justify-single-word="false"/>
      <style:text-properties fo:language="ru" fo:country="RU" officeooo:paragraph-rsid="001579a0"/>
    </style:style>
    <style:style style:name="P18" style:family="paragraph" style:parent-style-name="Preformatted_20_Text">
      <style:paragraph-properties fo:text-align="justify" style:justify-single-word="false"/>
      <style:text-properties fo:language="ru" fo:country="RU" officeooo:paragraph-rsid="0018149c"/>
    </style:style>
    <style:style style:name="P19" style:family="paragraph" style:parent-style-name="Preformatted_20_Text">
      <style:paragraph-properties fo:text-align="justify" style:justify-single-word="false"/>
      <style:text-properties fo:language="ru" fo:country="RU" officeooo:paragraph-rsid="001acd3a"/>
    </style:style>
    <style:style style:name="P20" style:family="paragraph" style:parent-style-name="Preformatted_20_Text">
      <style:paragraph-properties fo:text-align="justify" style:justify-single-word="false"/>
      <style:text-properties fo:language="ru" fo:country="RU" officeooo:paragraph-rsid="001c6ba0"/>
    </style:style>
    <style:style style:name="P21" style:family="paragraph" style:parent-style-name="Preformatted_20_Text">
      <style:paragraph-properties fo:text-align="justify" style:justify-single-word="false"/>
      <style:text-properties fo:language="ru" fo:country="RU" officeooo:paragraph-rsid="001dca67"/>
    </style:style>
    <style:style style:name="T1" style:family="text">
      <style:text-properties officeooo:rsid="0012067a"/>
    </style:style>
    <style:style style:name="T2" style:family="text">
      <style:text-properties officeooo:rsid="00121e20"/>
    </style:style>
    <style:style style:name="T3" style:family="text">
      <style:text-properties officeooo:rsid="0012eb8e"/>
    </style:style>
    <style:style style:name="T4" style:family="text">
      <style:text-properties officeooo:rsid="0014050a"/>
    </style:style>
    <style:style style:name="T5" style:family="text">
      <style:text-properties officeooo:rsid="001579a0"/>
    </style:style>
    <style:style style:name="T6" style:family="text">
      <style:text-properties officeooo:rsid="0016c044"/>
    </style:style>
    <style:style style:name="T7" style:family="text">
      <style:text-properties officeooo:rsid="0018149c"/>
    </style:style>
    <style:style style:name="T8" style:family="text">
      <style:text-properties officeooo:rsid="0019b8e7"/>
    </style:style>
    <style:style style:name="T9" style:family="text">
      <style:text-properties officeooo:rsid="001acd3a"/>
    </style:style>
    <style:style style:name="T10" style:family="text">
      <style:text-properties officeooo:rsid="001c0720"/>
    </style:style>
    <style:style style:name="T11" style:family="text">
      <style:text-properties officeooo:rsid="001c16fd"/>
    </style:style>
    <style:style style:name="T12" style:family="text">
      <style:text-properties officeooo:rsid="001c6ba0"/>
    </style:style>
    <style:style style:name="T13" style:family="text">
      <style:text-properties officeooo:rsid="001dca67"/>
    </style:style>
    <style:style style:name="T14" style:family="text">
      <style:text-properties officeooo:rsid="001de33b"/>
    </style:style>
    <style:style style:name="T15" style:family="text">
      <style:text-properties officeooo:rsid="001e3c72"/>
    </style:style>
    <style:style style:name="T16" style:family="text">
      <style:text-properties officeooo:rsid="0021b7cc"/>
    </style:style>
    <style:style style:name="T17" style:family="text">
      <style:text-properties officeooo:rsid="0022c1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2">ЧАСТЬ 1. Представление мировоззрения в виде цепочки</text:p>
      <text:p text:style-name="P15">Я иногда думал о том, как нужно <text:span text:style-name="T1">правильно </text:span>жить <text:span text:style-name="T1">с точки зрения целеполагания и осознанности</text:span>. И самое лучшее, что мог придумать, это <text:span text:style-name="T1">то, что </text:span>нужно, чтобы была какая-то идея, <text:span text:style-name="T1">за </text:span>котор<text:span text:style-name="T1">ой</text:span> ты можешь <text:span text:style-name="T1">некоторое </text:span>врем<text:span text:style-name="T1">я</text:span> следовать. <text:span text:style-name="T1">Это в целом само по себе н</text:span>е очень просто, <text:span text:style-name="T1">из-за трансцендентной природы, из-за того, что </text:span>идеи могут меняться со временем <text:span text:style-name="T1">из-за внешних или внутренних обстоятельств. Но мне было мало «жить текущим днём» и </text:span>я добавлял туда, что идея должна быть <text:span text:style-name="T1">относительно </text:span>стабильной во времени. <text:span text:style-name="T1">При </text:span>этом она, <text:span text:style-name="T1">конечно,</text:span> может быть переосмыслен<text:span text:style-name="T1">а</text:span>, <text:span text:style-name="T1">это защита от того </text:span>чтобы не стать фанатиком. И вот вроде как, нахождение баланса между осмысленностью <text:span text:style-name="T1">(</text:span>стабильностью<text:span text:style-name="T1">) </text:span>и критическим восприятием <text:span text:style-name="T1">(</text:span>измен<text:span text:style-name="T1">чивость) - э</text:span>то и <text:span text:style-name="T1">есть «осознанная </text:span>жизн<text:span text:style-name="T1">ь</text:span>». <text:span text:style-name="T1">К этим идеям (конечно с дополнительным наборов личных принципов) должны с больше сводиться действия, конечно скорее всего не все, но хотя бы их часть.</text:span></text:p>
      <text:p text:style-name="P15"/>
      <text:p text:style-name="P15">Но, к сожалению, когда я размышлял над этим <text:span text:style-name="T1">с другими людьми</text:span>,получалось так, что, кажется, не всегда люди точно могут ответить на вопрос, почему они делают то или иное, и свести таким образом ответ <text:span text:style-name="T1">к </text:span>каким-то таким идеям относительно стабильным, но и не максимально общим.</text:p>
      <text:p text:style-name="P15"/>
      <text:p text:style-name="P15">Я <text:span text:style-name="T1">хочу привести </text:span>пример <text:span text:style-name="T1">вопроса</text:span>, который я очень много раз задавал этим <text:span text:style-name="T1">людям</text:span>, и каждый раз мне казалось, что я выигрывал в этой дискуссии <text:span text:style-name="T1">находясь на стороне мрачно-циничной, акцентирующей внимание на бессмысленности</text:span>, потому что они просто не могли мне нормально ответить на этот вопрос. <text:span text:style-name="T1">Я</text:span> спрашивал зачем они работают. И много-много кто мне говорил, конечно же, что ради <text:span text:style-name="T1">некоторого абстрактного удовольствия или удовлетворения, некоторые напрямую практически обращались к гедонизму. Я </text:span>обычно говорил, ну, правда, парень, смотри, если я дам тебе сейчас денег, миллион <text:span text:style-name="T1">долларов например</text:span>, будешь ли ты работать? <text:span text:style-name="T1">Е</text:span>сли он говорил, нет, не буду работать, то это вроде все и доказывало. То есть, ну, понятно, ну какие там идеи, да? Человек, ради денег работает, да? Вот и все. <text:span text:style-name="T2">Ну по крайней мере он просто меняет время на деньги для чего-то, что сам точно и определить не может. Но иногда человек цеплялся з эдакую «любовь» к своей работе и говорил, что все равно продолжил бы работать, хотя глубоких, не слишком абстрактных ценностей обозгачить не мог. Тогда я </text:span><text:s/>говорил, что вот, смотри, ты же по выходным не работаешь, да? <text:span text:style-name="T2">И во время отпуска тоже. И </text:span>бесплатно ты тоже это<text:span text:style-name="T2">го </text:span>обычно не делаешь. И в целом <text:span text:style-name="T2">обычно </text:span>люд<text:span text:style-name="T2">и</text:span> не энт<text:span text:style-name="T2">у</text:span>зиасты, и они не занимаются этим <text:span text:style-name="T2">просто «ради удовольствия»</text:span>. Таким образом, получается, что они работают ради денег, да? И как будто они просто продают свою жизнь, <text:span text:style-name="T2">достаточно </text:span>бессмысленно <text:span text:style-name="T2">и не глубоко</text:span>. <text:span text:style-name="T2">И </text:span>меня это <text:span text:style-name="T2">немного </text:span>угнетало, и мне казалось, <text:span text:style-name="T2">что мир такой </text:span>непродуманны<text:span text:style-name="T2">й</text:span>, как бы, немного таким животным, когда просто, человек что-<text:span text:style-name="T2">то </text:span>делает по кругу, но ни к чему в итоге не ид<text:span text:style-name="T2">ё</text:span>т, потому что просто не видит глубины, <text:span text:style-name="T2">да и нет её</text:span>. <text:span text:style-name="T2">И мне не хватало в этом всем немного романтичности. И,</text:span> ладно, тут, можно мир по-разному увидеть, но самое плохое, что и <text:span text:style-name="T2">я </text:span>сам себе нормально, не мог никак на этот вопрос хорошо ответить.</text:p>
      <text:p text:style-name="P15"/>
      <text:p text:style-name="P15">И я, как бы, придумал идею, что мне нужно <text:span text:style-name="T3">получить способность достаточно часто не завися от внешних условий иметь возможность пересматривать цели. По сути для меня это сводилось к финансовой независимости, ну т. е. на</text:span>собирать денег, <text:span text:style-name="T3">чтобы </text:span>как раз таки получить эту свобод<text:span text:style-name="T3">у</text:span>? <text:span text:style-name="T3">И в этом состоянии я мол смог бы наконец не завися по крайней мере сильно от внешних социально-экономических условий. Но, похоже, существует более глубокий подход к анализу.</text:span></text:p>
      <text:p text:style-name="P15"/>
      <text:p text:style-name="P15"><text:span text:style-name="T3">Мне </text:span>помогл<text:span text:style-name="T3">а</text:span> идея <text:span text:style-name="T3">о </text:span>разны<text:span text:style-name="T3">х а</text:span>бстракт<text:span text:style-name="T3">ных уровнях</text:span>. <text:span text:style-name="T3">П</text:span>редставим вот, что у меня есть оппонент, <text:span text:style-name="T3">например</text:span> юрист, <text:span text:style-name="T3">с которым я говорю про текущую</text:span>, тему. <text:span text:style-name="T3">И</text:span> я у него спрашиваю: зачем ты работаешь? И самое простое, что он может мне сказать, самое простое, это то, что <text:span text:style-name="T3">ему </text:span>это нравится.</text:p>
      <text:p text:style-name="P15"/>
      <text:p text:style-name="P1">РИС1 (<text:span text:style-name="T4">мне это </text:span>нравится &lt;-я юрист)</text:p>
      <text:p text:style-name="P15"/>
      <text:p text:style-name="P15"><text:soft-page-break/>С одной стороны, это кажется очень абстрактным, потому что непонятно, что <text:span text:style-name="T3">именно </text:span><text:s/>нравится <text:span text:style-name="T3">и почему</text:span>. <text:span text:style-name="T3">Любой ответ продолжая развивать можно свести к «мне это нравится».</text:span> Давайте пока что договоримся, что это самый <text:span text:style-name="T3">высокий </text:span>уровень абстрак<text:span text:style-name="T3">ции</text:span>.</text:p>
      <text:p text:style-name="P15">То есть, как будто, в самом деле,он не видит там <text:span text:style-name="T3">большей </text:span>глубины никакой. То есть, ему это <text:span text:style-name="T3">просто </text:span>нравится. И мы начнем... Вот тут дело в семантике всего лишь, да.</text:p>
      <text:p text:style-name="P15">И мы начнем чуть-чуть <text:span text:style-name="T3">продвигаться в сторону конкретики</text:span> дальше. <text:span text:style-name="T3">Я</text:span> спрашиваю у него, почему тебе это нравится? <text:span text:style-name="T3">Т</text:span>о есть, расскажи мне поглубже про это. И он может сказать, что, «ну, т<text:span text:style-name="T3">ы</text:span> знаешь, я хорошо разбираюсь <text:span text:style-name="T3">в</text:span> у юриспр<text:span text:style-name="T3">у</text:span>денции и мне нравится, когда я могу выиграть су<text:span text:style-name="T3">д</text:span>, например.»</text:p>
      <text:p text:style-name="P15"/>
      <text:p text:style-name="P1">Рис2 (<text:span text:style-name="T4">мне это </text:span>нравится ←<text:span text:style-name="T4">люблю</text:span> выигрывать суд ← <text:span text:style-name="T4">я юрист</text:span>)</text:p>
      <text:p text:style-name="P15"/>
      <text:p text:style-name="P16">Окей, окей. Кажется, что дальше можно копнуть и понять, реально ли ему нравится работа,или вс<text:span text:style-name="T4">`</text:span>-таки деньги. <text:span text:style-name="T4">Идём </text:span>дальше. А почему тебе нравится, когда ты выигрываешь су<text:span text:style-name="T4">д</text:span>? Ну, например, мне нравится потому что, когда выигрываешь су<text:span text:style-name="T4">д — дают гонорар, </text:span>это неплохая идея в этом контек<text:span text:style-name="T4">с</text:span>те сейчас. <text:span text:style-name="T4">О</text:span>н может сказать точно так же, <text:span text:style-name="T4">что ему </text:span>нравится одобрение людей,<text:span text:style-name="T4">или что угодно</text:span>.</text:p>
      <text:p text:style-name="P16"/>
      <text:p text:style-name="P2">Рис<text:span text:style-name="T4">3</text:span> (<text:span text:style-name="T4">мне это </text:span>нравится ← <text:span text:style-name="T5">люблю гонорар </text:span>←<text:span text:style-name="T4">люблю</text:span> выигрывать суд ← <text:span text:style-name="T4">я юрист</text:span>)</text:p>
      <text:p text:style-name="P16"/>
      <text:p text:style-name="P17">Главное — ес<text:span text:style-name="T4">ть </text:span>ли там ещ<text:span text:style-name="T4">ё</text:span> глубже что-то и можно спросить и дальше об этом. И каждый раз, когда мы будем спрашивать, он будет становится все <text:span text:style-name="T5">конкретней.</text:span></text:p>
      <text:p text:style-name="P17"/>
      <text:p text:style-name="P17"><text:span text:style-name="T5">Тебе </text:span>нравятся деньги, почему тебе нравятся деньги? Потому что я хочу комфортно жить. <text:span text:style-name="T5">А</text:span> почему ты комфортно хочешь жить? <text:span text:style-name="T5">Чтоб высвободить время для семьи. И т. д.</text:span></text:p>
      <text:p text:style-name="P17"/>
      <text:p text:style-name="P17"><text:span text:style-name="T3">Рис</text:span><text:span text:style-name="T5">4</text:span><text:span text:style-name="T3"> (</text:span><text:span text:style-name="T4">мне это </text:span><text:span text:style-name="T3">нравится ← </text:span><text:span text:style-name="T5">хочу высвободить время для семьи</text:span><text:span text:style-name="T3">← </text:span><text:span text:style-name="T5">хочу комфортно жить</text:span><text:span text:style-name="T3">← </text:span><text:span text:style-name="T5">люблю деньги</text:span><text:span text:style-name="T3">← </text:span><text:span text:style-name="T5">люблю гонорар </text:span><text:span text:style-name="T3">←</text:span><text:span text:style-name="T4">люблю</text:span><text:span text:style-name="T3"> выигрывать суд ← </text:span><text:span text:style-name="T4">я юрист</text:span><text:span text:style-name="T3">)</text:span></text:p>
      <text:p text:style-name="P18"/>
      <text:p text:style-name="P18"><text:span text:style-name="T7">С</text:span>корее всего, через несколько шагов <text:span text:style-name="T7">при придём к достаточно общим абстрактным понятиям</text:span>. <text:span text:style-name="T5">Причём контролировать уровни абстракции в определ</text:span><text:span text:style-name="T6">ё</text:span><text:span text:style-name="T5">нный момент станет тут очень сложно. Не ясно что есть абстракция, а что конкретика, всё достаточно относительно в этом случае (Точно ли </text:span><text:span text:style-name="T6">он хочет комфортно жить чтоб выделить время для семьи или же он хочет всё-таки выделить время для семьи, чтобы жить комфортно</text:span><text:span text:style-name="T5"> ). </text:span><text:span text:style-name="T6">Это проблема как плохой семантической определённости так и проблемы высокого уровня абстракции.</text:span><text:span text:style-name="T5"> Это очень примечательно. После повторения этого упражнения несколько раз </text:span><text:span text:style-name="T6">м</text:span>ы упр<text:span text:style-name="T6">ё</text:span>мся в <text:span text:style-name="T5">итоге в</text:span> <text:span text:style-name="T6">набор высокоуровневых аб</text:span>страк<text:span text:style-name="T6">ц</text:span><text:span text:style-name="T5">и</text:span><text:span text:style-name="T6">й</text:span><text:span text:style-name="T5"> по аналогии с «мне это нравиться», «</text:span><text:span text:style-name="T7">комфорт</text:span><text:span text:style-name="T5">», «</text:span><text:span text:style-name="T7">безопасность</text:span><text:span text:style-name="T5">» </text:span><text:span text:style-name="T7">и пр.</text:span></text:p>
      <text:p text:style-name="P17"/>
      <text:p text:style-name="P15">Так. Это очень интересная идея, потому что очень важно, что фундаментально, возможно у людей могут лежать на конце этой цепочки какие-то относительно одинаковые ценности, <text:span text:style-name="T6">характерные для определённых культур или микросоциумов</text:span>. Но различает людей то самая цепочка.</text:p>
      <text:p text:style-name="P15"/>
      <text:p text:style-name="P15"><text:span text:style-name="T6">В</text:span> моем примере <text:span text:style-name="T6">с </text:span>деньгами, мне всегда не нравилось, что этот миллион баксов, <text:span text:style-name="T6">выданный </text:span>человеку, <text:span text:style-name="T6">и позволяющий больше не работать</text:span>, как бы разрушал эту цепочку. <text:span text:style-name="T6">О</text:span>чевидно, что человеку становилось не нужно работать. И мн<text:span text:style-name="T6">е</text:span> как бы не очень нравилось <text:span text:style-name="T6">что </text:span>человек говорит, что ему нравится работать <text:span text:style-name="T6">в то время как при дополнительных возможностях делать своё дело человек бы и не работал.</text:span></text:p>
      <text:p text:style-name="P15"/>
      <text:p text:style-name="P15">Но ведь идея в том, что я, по сути, когда давал миллион баксов, ломал цепочку в <text:span text:style-name="T6">одном из абстрактных уровней</text:span>, в глубине, и, естественно, все более низкоуровн<text:span text:style-name="T6">евые</text:span> абстракции ломались после этого. </text:p>
      <text:p text:style-name="P15"/>
      <text:p text:style-name="P3">РИС 5 поломанная цепочка <text:span text:style-name="T7">введение </text:span>миллион<text:span text:style-name="T7">а долларов</text:span></text:p>
      <text:p text:style-name="P15"/>
      <text:p text:style-name="P4">Итак <text:span text:style-name="T9">завиксируем</text:span>, что для более точного описания мировоззрения необходимо оперировать не понятием идеи или их набором, а как минимум цепочкой.</text:p>
      <text:p text:style-name="P15"/>
      <text:p text:style-name="P15"><text:soft-page-break/><text:span text:style-name="T9">Интересно заметить, что </text:span>такая цепочка, по сути своей, является набор<text:span text:style-name="T9">ом</text:span> разносрочных перспектив-целей. То есть, самое коротко-срочн<text:span text:style-name="T9">а</text:span>е - мне нравится работать <text:span text:style-name="T9">юристом</text:span>, похоже, не является долгосрочной <text:span text:style-name="T9">целью и может быть относительно легко изменено. Т</text:span>о есть, мне нравится работать сейчас, сегодня <text:span text:style-name="T9">при текущих условиях</text:span>. <text:span text:style-name="T9">Почему?</text:span> Потому что мне нравится получать <text:span text:style-name="T9">о</text:span>добрение, одобрение на дистанциях — <text:span text:style-name="T9">тут уже речь вероятно о неделях, или даже месяцах</text:span>. Почему мне нравится получать <text:span text:style-name="T9">о</text:span>добрение? Потому что мне да<text:span text:style-name="T9">ё</text:span>т это больше <text:span text:style-name="T9">каких-то там </text:span>возможност<text:span text:style-name="T9">ей</text:span>. Это ещ<text:span text:style-name="T9">ё</text:span> больше дистанци<text:span text:style-name="T9">я — месяцы, или годы.</text:span></text:p>
      <text:p text:style-name="P15"/>
      <text:p text:style-name="P19"><text:span text:style-name="T9">Интересно и в тоже время достаточно логично, что </text:span>чем более абстракт<text:span text:style-name="T9">ная</text:span> наша цель, тем она стабильнее <text:span text:style-name="T9">во времени</text:span>. <text:span text:style-name="T9">И </text:span>таким образом получается, люди не обманывают, когда говорят, что мне нравится работать, они не совсем правильно понимают рамки модели <text:span text:style-name="T9">или просто я им не мог эти рамки обрисовать достаточно точно</text:span>. Я говор<text:span text:style-name="T9">ил</text:span> про устойчивые цели, в относительно неизменных таких условиях, хотя миллион баксов <text:span text:style-name="T9">и</text:span> является изменением достаточно сильным, и это может быть очень тяжело работать.</text:p>
      <text:p text:style-name="P15"/>
      <text:p text:style-name="P13">ЧАСТЬ 2. <text:span text:style-name="T7">Представление мировоззрения в виде графа.</text:span></text:p>
      <text:p text:style-name="P5"/>
      <text:p text:style-name="P15"><text:span text:style-name="T10">И</text:span>нтересно, что мировоззрение, похоже, может быть более сложным, чем просто така<text:span text:style-name="T10">я</text:span> цепочка. Возможно, мы можем добавить туда «<text:span text:style-name="T10">условные узлы» на подобие алгоритмов таким образом стабилизируя цепочку в изменяющихся условиях. Получиться своеобразная карта ценностей которая уже гораздо детальнее будет отражать мировоззрение человека</text:span>.</text:p>
      <text:p text:style-name="P15"/>
      <text:p text:style-name="P6">РИС 8 Добавление условного узла</text:p>
      <text:p text:style-name="P15"/>
      <text:p text:style-name="P15">Например, понятно, что <text:span text:style-name="T11">п</text:span>ри течении времени,если человек, например, <text:span text:style-name="T11">получил </text:span>миллион баксов, то он часто переста<text:span text:style-name="T11">ёт</text:span> работать, <text:span text:style-name="T11">п</text:span>отому что больше это, похоже, <text:span text:style-name="T11">может не</text:span> имет<text:span text:style-name="T11">ь</text:span> смысла. Ему легче заняться чем-то <text:span text:style-name="T11">более творческим. </text:span>Но это не значит, что этот человек не может предсказать своего поведения, <text:span text:style-name="T11">и эта способность и будет отражать уровень осознанности или целостности мировоззрения </text:span></text:p>
      <text:p text:style-name="P15"/>
      <text:p text:style-name="P15">Иде<text:span text:style-name="T11">ю</text:span> мировоззренческого алгоритма можно расширить с одного человека на массу и сказать, что когда мы рассматриваем людей, мы можем <text:span text:style-name="T11">в</text:span>вести коэффициенты <text:span text:style-name="T11">для условных звеньев </text:span>на этом <text:span text:style-name="T11">графе.</text:span></text:p>
      <text:p text:style-name="P15"/>
      <text:p text:style-name="P15"/>
      <text:p text:style-name="P14">ЧАСТЬ <text:span text:style-name="T11">3</text:span>. <text:span text:style-name="T7">Представление мировоззрения в виде </text:span><text:span text:style-name="T12">потенциально бесконечного </text:span><text:span text:style-name="T7">графа.</text:span></text:p>
      <text:p text:style-name="P15"/>
      <text:p text:style-name="P20">Как формировать эту цепочку? На самом деле она может уточняться. <text:span text:style-name="T10">Её можно </text:span>развивать как <text:span text:style-name="T10">в сторону большей абстракции так и в сторону большей конкретики. Т.е. между любыми двумя узлами мы всегда можем встроить ещё один узел двумя способами - задав вопрос почему для условно более конкретного узла (увеличиваем абстракцию) или зачем для более абстрактного узла (уменьшаем абстракцию).</text:span></text:p>
      <text:p text:style-name="P20"/>
      <text:p text:style-name="P7">РИС 6 Встраивание более конкретного узла.</text:p>
      <text:p text:style-name="P7">РИС 7 Встраивание более абстрактного узла.</text:p>
      <text:p text:style-name="P15"/>
      <text:p text:style-name="P15">Нужно отметить что для такого сложного графа, потенциальное количество сло<text:span text:style-name="T11">ё</text:span>в, может быть бесконечн<text:span text:style-name="T11">ым</text:span>. Я думаю, что это может следовать оттуда, что каждый узел — это, по сути, как<text:span text:style-name="T12">ая</text:span>-то идея, <text:span text:style-name="T12">к</text:span>оторая объясняет предыдущий узел, является частн<text:span text:style-name="T12">ы</text:span>м случае<text:span text:style-name="T12">м следующего слоя</text:span>. И поэтому, мне кажется, любые две идеи, <text:span text:style-name="T12">о </text:span>которы<text:span text:style-name="T12">х</text:span> мы <text:span text:style-name="T12">тут </text:span>говорим, <text:span text:style-name="T12">и</text:span>меют <text:span text:style-name="T12">некоторую связь, которая в свою очередь выражается через новый узел. </text:span>Кажется, это особенность <text:span text:style-name="T12">замкнутой модели </text:span>языка, <text:span text:style-name="T12">то что мы выражаем словами не может быть выяснено точно, это всегда может быть справедливым только если мы договариваемся не определять некоторый слова через язык</text:span>.</text:p>
      <text:p text:style-name="P15"/>
      <text:p text:style-name="P11">ЧАСТЬ 4 <text:span text:style-name="T7">Представление мировоззрения в виде </text:span>потенциально бесконечного <text:span text:style-name="T13">циклического </text:span><text:span text:style-name="T7">графа.</text:span></text:p>
      <text:p text:style-name="P8"><text:soft-page-break/></text:p>
      <text:p text:style-name="P20"><text:span text:style-name="T7">Любая модель это всегда некоторое упрощение. </text:span><text:span text:style-name="T8">Вспомним, что после некоторого разбора</text:span><text:span text:style-name="T7"> </text:span><text:span text:style-name="T8">такой цепочки абстрактные и конкретные понятия начнут смешиваться, и уровни абстракции перестанут быть достаточно определёнными. А если уровни абстракции плохо определены </text:span>вот что тут интересно: высок<text:span text:style-name="T12">оу</text:span>р<text:span text:style-name="T12">ов</text:span>невая абстракция такой системе <text:span text:style-name="T12">для одного из узлов определ</text:span><text:span text:style-name="T13">ё</text:span><text:span text:style-name="T12">нного слоя может в тоже время быть чем-то конкретным для другого узла этого же слоя</text:span> частностью.</text:p>
      <text:p text:style-name="P15"><text:span text:style-name="T12">Это справедливо, если </text:span>выполня<text:span text:style-name="T12">ются</text:span> <text:span text:style-name="T12">следующие у</text:span>слови<text:span text:style-name="T12">я</text:span>.</text:p>
      <text:p text:style-name="P20"><text:span text:style-name="T12">1. С</text:span>лои у нас не являются точными, а кажется, в сознании они могут быть в<text:span text:style-name="T12">полне</text:span> плавающими. <text:span text:style-name="T12">Это похоже на реальность.</text:span></text:p>
      <text:p text:style-name="P20"><text:span text:style-name="T12">2.</text:span> <text:span text:style-name="T13">Разные ветки дерева могут быть связаны не только через одну абстракцию</text:span>.</text:p>
      <text:p text:style-name="P15"/>
      <text:p text:style-name="P21"><text:span text:style-name="T13">РИС 8 Пример дерева в котором узел является абстракцией и конкретикой для узлов одного слоя.</text:span></text:p>
      <text:p text:style-name="P21"/>
      <text:p text:style-name="P21"/>
      <text:p text:style-name="P10">ЧАСТЬ 5 <text:span text:style-name="T15">Целостность м</text:span>ировоззрени<text:span text:style-name="T15">я</text:span></text:p>
      <text:p text:style-name="P9"/>
      <text:p text:style-name="P21"><text:span text:style-name="T13">Это в общем-то тривиально. Но мы имеем в итоге интересную модель. С учётом того что наш граф бесконечный (мы всегда можем дополнять его новыми узлами) и циклический, вполне можно допустить, что он будет иметь фрактальную структуру </text:span><text:span text:style-name="T14">(</text:span><text:span text:style-name="T16">о, </text:span><text:span text:style-name="T14">это было бы красиво, </text:span><text:span text:style-name="T16">хотя и не играет роли, </text:span><text:span text:style-name="T17">похоже, на самом деле</text:span><text:span text:style-name="T14">)</text:span><text:span text:style-name="T13"> в которой хоть и все можно объяснить, но при этом замкнутость системы никогда не позволит </text:span><text:span text:style-name="T14">дать исчерпывающий ответ</text:span><text:span text:style-name="T13">. </text:span><text:span text:style-name="T14">Цикличность и сложность этого графа даёт иллюзию устойчивого мировоззрения, но оно всегда является хрупким — каждый раз вскрыв очередной цикл мы будем разочарованы за счёт тривиальности объяснения мировоззрения. Начнём создавать <text:s/>новые узлы и новые циклы до тех пор пока не сможем обмануть новым уровнем сложности свой разум, после чего рефлексию можно повторять заново выходя на новый уровень сложнос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4" meta:paragraph-count="42" meta:word-count="1849" meta:character-count="12086" meta:non-whitespace-character-count="10268"/>
  </office:meta>
</office:document-meta>
</file>